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4">
      <style:paragraph-properties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5">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Système d’Exploitation de Communauté Régénérative</text:span></text:p>
      <text:h text:style-name="Heading_20_1" text:outline-level="1"><text:bookmark-start text:name="charte-de-raison-dêtre"/>Charte de raison d’être<text:bookmark-end text:name="charte-de-raison-dêtre"/></text:h>
      <text:list text:style-name="L1">
        <text:list-item>
          <text:p text:style-name="P1"><text:span text:style-name="T1">Généré:</text:span> 2026-04-29</text:p>
        </text:list-item>
        <text:list-item>
          <text:p text:style-name="P1"><text:span text:style-name="T1">Source (version la plus récente):</text:span> <text:a xlink:type="simple" xlink:href="https://blueprint.ecohubs.community/fr/articles/rcos-templates/layer-0/purpose-charter" office:name=""><text:span text:style-name="Definition">https://blueprint.ecohubs.community/fr/articles/rcos-templates/layer-0/purpose-charter</text:span></text:a></text:p>
        </text:list-item>
        <text:list-item>
          <text:p text:style-name="P1"><text:span text:style-name="T1">Tous les modèles RCOS:</text:span> <text:a xlink:type="simple" xlink:href="https://blueprint.ecohubs.community/fr/articles/rcos-templates" office:name=""><text:span text:style-name="Definition">https://blueprint.ecohubs.community/fr/articles/rcos-templates</text:span></text:a></text:p>
        </text:list-item>
      </text:list>
      <text:p text:style-name="Horizontal_20_Line"/>
      <text:list text:style-name="L2">
        <text:list-item>
          <text:p text:style-name="P2"><text:span text:style-name="T1">Couche :</text:span> 0 — Identité et périmètre</text:p>
        </text:list-item>
        <text:list-item>
          <text:p text:style-name="P2"><text:span text:style-name="T1">Statut :</text:span> Modèle — à adapter pour ta communauté</text:p>
        </text:list-item>
        <text:list-item>
          <text:p text:style-name="P2"><text:span text:style-name="T1">Référence RCOS :</text:span> <text:a xlink:type="simple" xlink:href="https://blueprint.ecohubs.community/fr/articles/rcos-core/v0-1/layer-0-identity-scope#21-purpose-definition" office:name=""><text:span text:style-name="Definition">§2.1</text:span></text:a>, <text:a xlink:type="simple" xlink:href="https://blueprint.ecohubs.community/fr/articles/rcos-core/v0-1/layer-0-identity-scope#25-artifacts" office:name=""><text:span text:style-name="Definition">§2.5</text:span></text:a></text:p>
        </text:list-item>
      </text:list>
      <text:p text:style-name="Horizontal_20_Line"/>
      <text:h text:style-name="Heading_20_2" text:outline-level="2"><text:bookmark-start text:name="raison-dêtre-principale"/>Raison d’être principale<text:bookmark-end text:name="raison-dêtre-principale"/></text:h>
      <text:p text:style-name="First_20_paragraph"><text:span text:style-name="T2">Clauses RCOS : </text:span><text:a xlink:type="simple" xlink:href="https://blueprint.ecohubs.community/fr/articles/rcos-core/v0-1/layer-0-identity-scope#21-purpose-definition" office:name=""><text:span text:style-name="Definition"><text:span text:style-name="T2">2.1.1</text:span></text:span></text:a><text:span text:style-name="T2">, </text:span><text:a xlink:type="simple" xlink:href="https://blueprint.ecohubs.community/fr/articles/rcos-core/v0-1/layer-0-identity-scope#21-purpose-definition" office:name=""><text:span text:style-name="Definition"><text:span text:style-name="T2">2.1.2</text:span></text:span></text:a><text:span text:style-name="T2">, </text:span><text:a xlink:type="simple" xlink:href="https://blueprint.ecohubs.community/fr/articles/rcos-core/v0-1/layer-0-identity-scope#21-purpose-definition" office:name=""><text:span text:style-name="Definition"><text:span text:style-name="T2">2.1.5</text:span></text:span></text:a></text:p>
      <text:p text:style-name="P3">**Justification — Pourquoi une raison d’être unique et pérenne **</text:p>
      <text:p text:style-name="P3">Chaque décision, rôle et allocation de ressources en aval doit rester cohérent avec une seule chose — la raison d’être principale de la communauté. Si elle dérive, suit les tendances ou est réécrite pour justifier le dernier projet en date, il ne reste plus rien pour ancrer la gouvernance. Une raison d’être principale unique et stable est l’étoile polaire constitutionnelle : les stratégies changent, la raison d’être non.</text:p>
      <text:p text:style-name="P4"><text:span text:style-name="T1">Instructions — Comment remplir cette section</text:span></text:p>
      <text:p text:style-name="P4">Énonce exactement une raison d’être principale. Elle DOIT décrire la raison pérenne pour laquelle ta communauté existe — pas un projet, une stratégie ou un objectif à court terme. Une ou deux phrases.</text:p>
      <text:p text:style-name="First_20_paragraph"><text:span text:style-name="T2">&lt;La raison d’être principale de ta communauté, en une ou deux phrases.&gt;</text:span></text:p>
      <text:h text:style-name="Heading_20_2" text:outline-level="2"><text:bookmark-start text:name="raisons-dêtre-secondaires"/>Raisons d’être secondaires<text:bookmark-end text:name="raisons-dêtre-secondaires"/></text:h>
      <text:p text:style-name="First_20_paragraph"><text:span text:style-name="T2">Clauses RCOS : </text:span><text:a xlink:type="simple" xlink:href="https://blueprint.ecohubs.community/fr/articles/rcos-core/v0-1/layer-0-identity-scope#21-purpose-definition" office:name=""><text:span text:style-name="Definition"><text:span text:style-name="T2">2.1.4</text:span></text:span></text:a></text:p>
      <text:p text:style-name="P5">**Justification — Pourquoi autoriser des raisons d’être secondaires **</text:p>
      <text:p text:style-name="P5">Une communauté fait rarement une seule chose. Les raisons d’être secondaires laissent de la place aux autres résultats concrets que la communauté poursuit — mais elles sont subordonnées. Si une raison d’être secondaire entre un jour en conflit avec la principale, la principale l’emporte. Les déclarer explicitement empêche la dérive de périmètre de se faire passer pour du travail fondamental.</text:p>
      <text:p text:style-name="P6"><text:span text:style-name="T1">Instructions — Comment remplir cette section</text:span></text:p>
      <text:p text:style-name="P6">Liste les résultats secondaires concrets que la communauté poursuit. Ils NE DOIVENT PAS entrer en conflit avec ou supplanter la raison d’être principale. Supprime entièrement cette section si tu n’en as aucun.</text:p>
      <text:list text:style-name="L3">
        <text:list-item>
          <text:p text:style-name="P7"><text:span text:style-name="T2">&lt;Raison d’être secondaire 1.&gt;</text:span></text:p>
        </text:list-item>
        <text:list-item>
          <text:p text:style-name="P7"><text:span text:style-name="T2">&lt;Raison d’être secondaire 2.&gt;</text:span></text:p>
        </text:list-item>
        <text:list-item>
          <text:p text:style-name="P7"><text:span text:style-name="T2">&lt;Raison d’être secondaire 3.&gt;</text:span></text:p>
        </text:list-item>
      </text:list>
      <text:h text:style-name="Heading_20_2" text:outline-level="2"><text:bookmark-start text:name="non-objectifs-et-exclusions"/>Non-objectifs et exclusions<text:bookmark-end text:name="non-objectifs-et-exclusions"/></text:h>
      <text:p text:style-name="P8">**Justification — Pourquoi énoncer ce que la communauté n’est pas **</text:p>
      <text:p text:style-name="P8">Les communautés dérivent par accumulation — une hypothèse non contestée à la fois. Nommer ce que la communauté n’est explicitement <text:span text:style-name="T2">pas</text:span> rend les violations de périmètre visibles tôt, et donne à quiconque une base claire pour s’opposer avant qu’une activité ne devienne normalisée. Le silence ici est interprété comme un consentement.</text:p>
      <text:p text:style-name="P9"><text:span text:style-name="T1">Instructions — Comment remplir cette section</text:span></text:p>
      <text:p text:style-name="P9">Nomme les choses que ta communauté n’est explicitement PAS, en particulier les identités ou rôles que d’autres pourraient supposer par défaut (parti politique, véhicule d’investissement, groupe religieux, etc.).</text:p>
      <text:list text:style-name="L4">
        <text:list-item>
          <text:p text:style-name="P10"><text:span text:style-name="T2">&lt;Non-objectif 1.&gt;</text:span></text:p>
        </text:list-item>
        <text:list-item>
          <text:p text:style-name="P10"><text:span text:style-name="T2">&lt;Non-objectif 2.&gt;</text:span></text:p>
        </text:list-item>
        <text:list-item>
          <text:p text:style-name="P10"><text:span text:style-name="T2">&lt;Non-objectif 3.&gt;</text:span></text:p>
        </text:list-item>
      </text:list>
      <text:h text:style-name="Heading_20_2" text:outline-level="2"><text:bookmark-start text:name="conditions-de-modification-de-la-raison-dêtre"/>Conditions de modification de la raison d’être<text:bookmark-end text:name="conditions-de-modification-de-la-raison-dêtre"/></text:h>
      <text:p text:style-name="First_20_paragraph"><text:span text:style-name="T2">Clauses RCOS : </text:span><text:a xlink:type="simple" xlink:href="https://blueprint.ecohubs.community/fr/articles/rcos-core/v0-1/layer-0-identity-scope#21-purpose-definition" office:name=""><text:span text:style-name="Definition"><text:span text:style-name="T2">2.1.3</text:span></text:span></text:a></text:p>
      <text:p text:style-name="P11">**Justification — Pourquoi rendre la modification de la raison d’être difficile **</text:p>
      <text:p text:style-name="P11">La raison d’être est la seule chose dont tout le reste dépend. Si elle était facile à modifier, rien au-dessus dans la pile — adhésion, gouvernance, invariants — ne pourrait être considéré comme ayant le même sens d’une année à l’autre. Des seuils de niveau constitutionnel et un délai de ratification imposent un acte délibéré et visible, pas une dérive silencieuse.</text:p>
      <text:p text:style-name="P12"><text:span text:style-name="T1">Instructions — Comment remplir cette section</text:span></text:p>
      <text:p text:style-name="P12">Décris la procédure de modification. Au minimum : le type de décision requis pour la raison d’être principale (Constitutionnelle, selon la Couche 2), le seuil, le délai de ratification, et où la modification est enregistrée (historique des versions, Couche 6). Les raisons d’être secondaires nécessitent typiquement un seuil plus bas.</text:p>
      <text:p text:style-name="First_20_paragraph">La raison d’être principale ne PEUT être modifiée que par une décision Constitutionnelle telle que définie dans la Matrice de décision (Couche 2), nécessitant <text:span text:style-name="T2">&lt;seuil, par ex. supermajorité des Membres titulaires ≥⅔ des votes exprimés&gt;</text:span>, suivie d’une période de ratification d’au moins <text:span text:style-name="T2">&lt;durée, par ex. 30 jours&gt;</text:span>. Les raisons d’être secondaires PEUVENT être modifiées par une décision Stratégique. Toute modification DOIT être enregistrée dans l’Historique des versions (Couche 6).</text:p>
      <text:p text:style-name="Horizontal_20_Line"/>
      <text:h text:style-name="Heading_20_2" text:outline-level="2"><text:bookmark-start text:name="registre-de-ratification"/>Registre de ratification<text:bookmark-end text:name="registre-de-ratification"/></text:h>
      <text:list text:style-name="L5">
        <text:list-item>
          <text:p text:style-name="P13"><text:span text:style-name="T1">Adoptée le :</text:span> </text:p>
        </text:list-item>
        <text:list-item>
          <text:p text:style-name="P13"><text:span text:style-name="T1">Type de décision :</text:span> Constitutionnelle</text:p>
        </text:list-item>
        <text:list-item>
          <text:p text:style-name="P13"><text:span text:style-name="T1">Version :</text:span> </text:p>
        </text:list-item>
        <text:list-item>
          <text:p text:style-name="P13"><text:span text:style-name="T1">Procès-verbal de décision :</text:span> &lt;lien vers le procès-verbal de décisio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7Z</meta:creation-date>
    <dc:date>2026-04-29T01:58:27Z</dc:date>
    <meta:user-defined meta:name="title-meta" meta:value-type="string">Charte de raison d'être</meta:user-defined>
  </office:meta>
</office:document-meta>
</file>